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52cm" fo:min-width="0.27cm"/>
    </style:style>
    <style:style style:name="gr2" style:family="graphic" style:parent-style-name="objectwithoutfill">
      <style:graphic-properties svg:stroke-width="0.176cm" draw:marker-start-width="0.464cm" draw:marker-end-width="0.464cm" draw:fill="none" draw:textarea-vertical-align="middle" fo:padding-top="0.213cm" fo:padding-bottom="0.213cm" fo:padding-left="0.338cm" fo:padding-right="0.338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67cm" fo:min-width="2.206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348cm" fo:min-width="1.259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677cm" fo:min-width="0cm"/>
    </style:style>
    <style:style style:name="gr6" style:family="graphic" style:parent-style-name="objectwithoutfill">
      <style:graphic-properties svg:stroke-width="0.176cm" draw:marker-start-width="0.464cm" draw:marker-end-width="0.464cm" draw:fill="none" draw:textarea-vertical-align="middle" fo:padding-top="0.213cm" fo:padding-bottom="0.213cm" fo:padding-left="0.338cm" fo:padding-right="0.33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088cm" svg:height="1.088cm" svg:x="4.049cm" svg:y="1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868cm" svg:y1="5.45cm" svg:x2="4.593cm" svg:y2="4.435cm">
            <text:p/>
          </draw:line>
          <draw:line draw:style-name="gr2" draw:text-style-name="P2" draw:layer="layout" svg:x1="4.593cm" svg:y1="2.695cm" svg:x2="4.593cm" svg:y2="4.508cm">
            <text:p/>
          </draw:line>
          <draw:line draw:style-name="gr2" draw:text-style-name="P2" draw:layer="layout" svg:x1="5.318cm" svg:y1="5.45cm" svg:x2="4.593cm" svg:y2="4.435cm">
            <text:p/>
          </draw:line>
          <draw:line draw:style-name="gr2" draw:text-style-name="P2" draw:layer="layout" svg:x1="3.941cm" svg:y1="3.638cm" svg:x2="4.594cm" svg:y2="3.348cm">
            <text:p/>
          </draw:line>
          <draw:line draw:style-name="gr2" draw:text-style-name="P2" draw:layer="layout" svg:x1="4.956cm" svg:y1="4.073cm" svg:x2="4.593cm" svg:y2="3.348cm">
            <text:p/>
          </draw:line>
          <draw:line draw:style-name="gr2" draw:text-style-name="P2" draw:layer="layout" svg:x1="4.883cm" svg:y1="4.073cm" svg:x2="5.608cm" svg:y2="3.71cm">
            <text:p/>
          </draw:line>
          <draw:line draw:style-name="gr2" draw:text-style-name="P2" draw:layer="layout" svg:x1="4.103cm" svg:y1="4.011cm" svg:x2="3.958cm" svg:y2="3.576cm">
            <text:p/>
          </draw:line>
          <draw:custom-shape draw:style-name="gr3" draw:text-style-name="P1" draw:layer="layout" svg:width="3.826cm" svg:height="1.3cm" svg:x="2.468cm" svg:y="4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668cm" svg:y1="6.38cm" svg:x2="2.968cm" svg:y2="5.58cm">
            <text:p/>
          </draw:line>
          <draw:line draw:style-name="gr2" draw:text-style-name="P2" draw:layer="layout" svg:x1="3.068cm" svg:y1="6.295cm" svg:x2="3.081cm" svg:y2="5.58cm">
            <text:p/>
          </draw:line>
          <draw:line draw:style-name="gr2" draw:text-style-name="P2" draw:layer="layout" svg:x1="5.531cm" svg:y1="6.48cm" svg:x2="5.906cm" svg:y2="5.58cm">
            <text:p/>
          </draw:line>
          <draw:line draw:style-name="gr2" draw:text-style-name="P2" draw:layer="layout" svg:x1="6.531cm" svg:y1="5.98cm" svg:x2="5.906cm" svg:y2="5.48cm">
            <text:p/>
          </draw:line>
          <draw:line draw:style-name="gr2" draw:text-style-name="P2" draw:layer="layout" svg:x1="3.068cm" svg:y1="6.88cm" svg:x2="2.643cm" svg:y2="6.28cm">
            <text:p/>
          </draw:line>
          <draw:line draw:style-name="gr2" draw:text-style-name="P2" draw:layer="layout" svg:x1="3.493cm" svg:y1="6.88cm" svg:x2="3.068cm" svg:y2="6.18cm">
            <text:p/>
          </draw:line>
          <draw:line draw:style-name="gr2" draw:text-style-name="P2" draw:layer="layout" svg:x1="5.168cm" svg:y1="6.98cm" svg:x2="5.581cm" svg:y2="6.38cm">
            <text:p/>
          </draw:line>
          <draw:line draw:style-name="gr2" draw:text-style-name="P2" draw:layer="layout" svg:x1="6.093cm" svg:y1="6.38cm" svg:x2="6.468cm" svg:y2="5.88cm">
            <text:p/>
          </draw:line>
          <draw:custom-shape draw:style-name="gr4" draw:text-style-name="P1" draw:layer="layout" svg:width="2.487cm" svg:height="0.844cm" draw:transform="rotate (1.06796696929533) translate (5.33cm 5.3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03cm" svg:height="1.309cm" draw:transform="rotate (0.398633201155505) translate (6.468cm 3.5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743cm" svg:y1="5.08cm" svg:x2="6.368cm" svg:y2="2.88cm">
            <text:p/>
          </draw:line>
          <draw:line draw:style-name="gr2" draw:text-style-name="P2" draw:layer="layout" svg:x1="6.349cm" svg:y1="3.299cm" svg:x2="6.141cm" svg:y2="3.061cm">
            <text:p/>
          </draw:line>
          <draw:line draw:style-name="gr6" draw:text-style-name="P2" draw:layer="layout" svg:x1="6.27cm" svg:y1="3.282cm" svg:x2="6.868cm" svg:y2="2.7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2T19:02:04.558000000</dc:date>
    <meta:editing-duration>PT12M17S</meta:editing-duration>
    <meta:editing-cycles>3</meta:editing-cycles>
    <meta:generator>LibreOffice/5.4.5.1$Windows_X86_64 LibreOffice_project/79c9829dd5d8054ec39a82dc51cd9eff340dbee8</meta:generator>
    <meta:document-statistic meta:object-count="23"/>
  </office:meta>
</office:document-meta>
</file>